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e8dfb"/>
    </style:style>
    <style:style style:name="P2" style:family="paragraph" style:parent-style-name="Text_20_body" style:list-style-name="L1">
      <style:text-properties officeooo:paragraph-rsid="001f26dc"/>
    </style:style>
    <style:style style:name="P3" style:family="paragraph" style:parent-style-name="Text_20_body" style:list-style-name="L1">
      <style:text-properties fo:color="#ce181e"/>
    </style:style>
    <style:style style:name="P4" style:family="paragraph" style:parent-style-name="Text_20_body" style:list-style-name="L1">
      <style:text-properties fo:color="#000000" officeooo:paragraph-rsid="002281c1"/>
    </style:style>
    <style:style style:name="P5" style:family="paragraph" style:parent-style-name="Text_20_body" style:list-style-name="L1">
      <style:paragraph-properties fo:margin-top="0cm" fo:margin-bottom="0cm" loext:contextual-spacing="false"/>
      <style:text-properties officeooo:paragraph-rsid="001c6a6f"/>
    </style:style>
    <style:style style:name="P6" style:family="paragraph" style:parent-style-name="Text_20_body">
      <style:paragraph-properties fo:margin-top="0cm" fo:margin-bottom="0cm" loext:contextual-spacing="false"/>
      <style:text-properties officeooo:rsid="001c6a6f" officeooo:paragraph-rsid="001c6a6f"/>
    </style:style>
    <style:style style:name="P7" style:family="paragraph" style:parent-style-name="Text_20_body" style:list-style-name="L1">
      <style:paragraph-properties fo:margin-top="0cm" fo:margin-bottom="0cm" loext:contextual-spacing="false"/>
      <style:text-properties fo:color="#ce181e" officeooo:paragraph-rsid="001c6a6f"/>
    </style:style>
    <style:style style:name="P8" style:family="paragraph" style:parent-style-name="Text_20_body" style:list-style-name="L1">
      <style:paragraph-properties fo:margin-top="0cm" fo:margin-bottom="0cm" loext:contextual-spacing="false"/>
      <style:text-properties fo:font-size="12pt" officeooo:rsid="001e8dfb" officeooo:paragraph-rsid="001c6a6f" style:font-size-asian="12pt" style:font-size-complex="12pt"/>
    </style:style>
    <style:style style:name="T1" style:family="text">
      <style:text-properties officeooo:rsid="001c6a6f"/>
    </style:style>
    <style:style style:name="T2" style:family="text">
      <style:text-properties officeooo:rsid="001e641a"/>
    </style:style>
    <style:style style:name="T3" style:family="text">
      <style:text-properties officeooo:rsid="001e8dfb"/>
    </style:style>
    <style:style style:name="T4" style:family="text">
      <style:text-properties fo:color="#ce181e"/>
    </style:style>
    <style:style style:name="T5" style:family="text">
      <style:text-properties fo:color="#ce181e" officeooo:rsid="001c6a6f"/>
    </style:style>
    <style:style style:name="T6" style:family="text">
      <style:text-properties fo:color="#ce181e" officeooo:rsid="001f26dc"/>
    </style:style>
    <style:style style:name="T7" style:family="text">
      <style:text-properties fo:color="#00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Préparation</text:span> à l’entretiens avec mon menteur :</text:p>
      <text:p text:style-name="P6"/>
      <text:list xml:id="list329492671" text:style-name="L1">
        <text:list-item>
          <text:p text:style-name="P7">Quel est mon objectif à long terme ? </text:p>
          <text:p text:style-name="P8"><text:span text:style-name="T7">Mon objectif principal est d’acquérir de nouvelles compétences pour pouvoir m’orienter vers le métier de data scientist. Au cours de la formation, j’espère pouvoir m’imprégner des connaissances et définir mon projet professionnel. J’aimerais avoir connaissance des défis de travailler dans un environnement scientifique ou en free-lance ; ainsi que la pratique de l’enseignement dans ce domaine.</text:span></text:p>
          <text:p text:style-name="P5"/>
        </text:list-item>
        <text:list-item>
          <text:p text:style-name="P3">Comment vais-je gérer les moments de frustration ? </text:p>
          <text:p text:style-name="P4">Lors de mon travail de thèse et de développement des codes de calcul, j’ai vécu de nombreux moments de frustration, car faire avancer le travail de recherche ou débugger n’est toujours pas facile.</text:p>
          <text:p text:style-name="P4">Pour faire face aux difficultés, j’ai appris à prendre les choses avec calme et essayer d’identifier les problèmes un par un. J’ai pris l’habitude de consulter des forums (ex. : stak overflow) ou réaliser une recherche bibliographique en lien avec la thématique (ex. : articles scientifiques) pour avoir de nouvelles idées.</text:p>
          <text:p text:style-name="P4">Quand je n’arrivais pas à trouver une solution, je présentais ma démarche à mon mentor ou mes collègues afin de retrouver où se trouvent les incompréhensions et amener de nouvelles idées à la table.</text:p>
          <text:p text:style-name="P1"/>
        </text:list-item>
        <text:list-item>
          <text:p text:style-name="P2"><text:span text:style-name="T6">Financement : CPF + Région Bretagne</text:span></text:p>
          <text:p text:style-name="P2"><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3:39:00.463338309</meta:creation-date>
    <dc:date>2021-04-10T17:46:36.664820780</dc:date>
    <meta:editing-duration>PT35M34S</meta:editing-duration>
    <meta:editing-cycles>2</meta:editing-cycles>
    <meta:generator>LibreOffice/6.1.5.2$Linux_X86_64 LibreOffice_project/10$Build-2</meta:generator>
    <meta:document-statistic meta:table-count="0" meta:image-count="0" meta:object-count="0" meta:page-count="1" meta:paragraph-count="11" meta:word-count="213" meta:character-count="1290" meta:non-whitespace-character-count="1093"/>
  </office:meta>
</office:document-meta>
</file>